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certainties" table:style-name="ta1">
        <table:shapes>
          <draw:frame draw:z-index="0" draw:style-name="gr1" draw:text-style-name="P1" svg:width="160.24mm" svg:height="90.04mm" svg:x="178.92mm" svg:y="20.19mm">
            <draw:object draw:notify-on-update-of-ranges="uncertainties.A1:uncertainties.A1 uncertainties.A2:uncertainties.A13 uncertainties.B1:uncertainties.B1 uncertainties.B2:uncertainties.B13 uncertainties.A1:uncertainties.A1 uncertainties.A2:uncertainties.A13 uncertainties.C1:uncertainties.C1 uncertainties.C2:uncertainties.C13 uncertainties.A1:uncertainties.A1 uncertainties.A2:uncertainties.A13 uncertainties.D1:uncertainties.D1 uncertainties.D2:uncertainties.D13 uncertainties.A1:uncertainties.A1 uncertainties.A2:uncertainties.A13 uncertainties.E1:uncertainties.E1 uncertainties.E2:uncertainties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eatoric</text:p>
          </table:table-cell>
          <table:table-cell office:value-type="string" calcext:value-type="string">
            <text:p>Epistemic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06308307479" calcext:value-type="float">
            <text:p>10.5706308307479</text:p>
          </table:table-cell>
          <table:table-cell office:value-type="float" office:value="10.3272367192566" calcext:value-type="float">
            <text:p>10.3272367192566</text:p>
          </table:table-cell>
          <table:table-cell office:value-type="float" office:value="0.243394111491329" calcext:value-type="float">
            <text:p>0.24339411149132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062464533659" calcext:value-type="float">
            <text:p>14.9062464533659</text:p>
          </table:table-cell>
          <table:table-cell office:value-type="float" office:value="12.7350574518398" calcext:value-type="float">
            <text:p>12.7350574518398</text:p>
          </table:table-cell>
          <table:table-cell office:value-type="float" office:value="2.17118900152611" calcext:value-type="float">
            <text:p>2.17118900152611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8489422858643" calcext:value-type="float">
            <text:p>19.8489422858643</text:p>
          </table:table-cell>
          <table:table-cell office:value-type="float" office:value="18.3032592945306" calcext:value-type="float">
            <text:p>18.3032592945306</text:p>
          </table:table-cell>
          <table:table-cell office:value-type="float" office:value="1.54568299133363" calcext:value-type="float">
            <text:p>1.5456829913336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2388024768576" calcext:value-type="float">
            <text:p>21.2388024768576</text:p>
          </table:table-cell>
          <table:table-cell office:value-type="float" office:value="20.8533800488295" calcext:value-type="float">
            <text:p>20.8533800488295</text:p>
          </table:table-cell>
          <table:table-cell office:value-type="float" office:value="0.385422428028071" calcext:value-type="float">
            <text:p>0.385422428028071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3781922238" calcext:value-type="float">
            <text:p>16.63781922238</text:p>
          </table:table-cell>
          <table:table-cell office:value-type="float" office:value="15.4466943386072" calcext:value-type="float">
            <text:p>15.4466943386072</text:p>
          </table:table-cell>
          <table:table-cell office:value-type="float" office:value="1.19112488377278" calcext:value-type="float">
            <text:p>1.19112488377278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1141234984845" calcext:value-type="float">
            <text:p>27.1141234984845</text:p>
          </table:table-cell>
          <table:table-cell office:value-type="float" office:value="24.5373966191028" calcext:value-type="float">
            <text:p>24.5373966191028</text:p>
          </table:table-cell>
          <table:table-cell office:value-type="float" office:value="2.57672687938171" calcext:value-type="float">
            <text:p>2.57672687938171</text:p>
          </table:table-cell>
          <table:table-cell office:value-type="float" office:value="5.256" calcext:value-type="float">
            <text:p>5.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07545381243881" calcext:value-type="float">
            <text:p>9.07545381243881</text:p>
          </table:table-cell>
          <table:table-cell office:value-type="float" office:value="9.02050250095214" calcext:value-type="float">
            <text:p>9.02050250095214</text:p>
          </table:table-cell>
          <table:table-cell office:value-type="float" office:value="0.0549513114866675" calcext:value-type="float">
            <text:p>0.054951311486668</text:p>
          </table:table-cell>
          <table:table-cell office:value-type="float" office:value="4.404" calcext:value-type="float">
            <text:p>4.4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0842718471644" calcext:value-type="float">
            <text:p>47.0842718471644</text:p>
          </table:table-cell>
          <table:table-cell office:value-type="float" office:value="38.8001332046646" calcext:value-type="float">
            <text:p>38.8001332046646</text:p>
          </table:table-cell>
          <table:table-cell office:value-type="float" office:value="8.28413864249981" calcext:value-type="float">
            <text:p>8.28413864249981</text:p>
          </table:table-cell>
          <table:table-cell office:value-type="float" office:value="10.563" calcext:value-type="float">
            <text:p>10.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5482149848829" calcext:value-type="float">
            <text:p>32.5482149848829</text:p>
          </table:table-cell>
          <table:table-cell office:value-type="float" office:value="30.2730208270809" calcext:value-type="float">
            <text:p>30.2730208270809</text:p>
          </table:table-cell>
          <table:table-cell office:value-type="float" office:value="2.27519415780198" calcext:value-type="float">
            <text:p>2.27519415780198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4486757478406" calcext:value-type="float">
            <text:p>18.4486757478406</text:p>
          </table:table-cell>
          <table:table-cell office:value-type="float" office:value="18.1976137702192" calcext:value-type="float">
            <text:p>18.1976137702192</text:p>
          </table:table-cell>
          <table:table-cell office:value-type="float" office:value="0.251061977621459" calcext:value-type="float">
            <text:p>0.251061977621459</text:p>
          </table:table-cell>
          <table:table-cell office:value-type="float" office:value="2.647" calcext:value-type="float">
            <text:p>2.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947235489716" calcext:value-type="float">
            <text:p>11.9947235489716</text:p>
          </table:table-cell>
          <table:table-cell office:value-type="float" office:value="11.5697987614073" calcext:value-type="float">
            <text:p>11.5697987614073</text:p>
          </table:table-cell>
          <table:table-cell office:value-type="float" office:value="0.42492478756432" calcext:value-type="float">
            <text:p>0.4249247875643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546156086633" calcext:value-type="float">
            <text:p>10.3546156086633</text:p>
          </table:table-cell>
          <table:table-cell office:value-type="float" office:value="10.2438595129766" calcext:value-type="float">
            <text:p>10.2438595129766</text:p>
          </table:table-cell>
          <table:table-cell office:value-type="float" office:value="0.110756095686668" calcext:value-type="float">
            <text:p>0.110756095686668</text:p>
          </table:table-cell>
          <table:table-cell office:value-type="float" office:value="4.098" calcext:value-type="float">
            <text:p>4.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8T18:51:21.522036751</dc:date>
    <meta:editing-duration>PT10M19S</meta:editing-duration>
    <meta:editing-cycles>1</meta:editing-cycles>
    <meta:document-statistic meta:table-count="1" meta:cell-count="6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scatter" chart:style-name="ch1">
        <chart:legend chart:legend-position="end" svg:x="13.735cm" svg:y="3.456cm" style:legend-expansion="high" chart:style-name="ch2"/>
        <chart:plot-area chart:style-name="ch3" table:cell-range-address="uncertainties.A1:uncertainties.E13" chart:data-source-has-labels="row" svg:x="0.32cm" svg:y="0.18cm" svg:width="13.095cm" svg:height="8.645cm">
          <chartooo:coordinate-region svg:x="1.232cm" svg:y="0.38cm" svg:width="11.99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certainties.B2:uncertainties.B13" chart:label-cell-address="uncertainties.B1:uncertainties.B1" chart:class="chart:scatter">
            <chart:domain table:cell-range-address="uncertainties.A2:uncertainties.A13"/>
            <chart:data-point chart:repeated="12"/>
          </chart:series>
          <chart:series chart:style-name="ch8" chart:values-cell-range-address="uncertainties.C2:uncertainties.C13" chart:label-cell-address="uncertainties.C1:uncertainties.C1" chart:class="chart:scatter">
            <chart:data-point chart:repeated="12"/>
          </chart:series>
          <chart:series chart:style-name="ch9" chart:values-cell-range-address="uncertainties.D2:uncertainties.D13" chart:label-cell-address="uncertainties.D1:uncertainties.D1" chart:class="chart:scatter">
            <chart:data-point chart:repeated="12"/>
          </chart:series>
          <chart:series chart:style-name="ch10" chart:values-cell-range-address="uncertainties.E2:uncertainties.E13" chart:label-cell-address="uncertainties.E1:uncertainties.E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  <draw:g>
                  <svg:desc>uncertainties.B1:uncertainties.B1</svg:desc>
                </draw:g>
              </table:table-cell>
              <table:table-cell office:value-type="string">
                <text:p>Aleatoric</text:p>
                <draw:g>
                  <svg:desc>uncertainties.C1:uncertainties.C1</svg:desc>
                </draw:g>
              </table:table-cell>
              <table:table-cell office:value-type="string">
                <text:p>Epistemic</text:p>
                <draw:g>
                  <svg:desc>uncertainties.D1:uncertainties.D1</svg:desc>
                </draw:g>
              </table:table-cell>
              <table:table-cell office:value-type="string">
                <text:p>Reward</text:p>
                <draw:g>
                  <svg:desc>uncertainties.E1:uncertainti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certainties.A2:uncertainties.A13</svg:desc>
                </draw:g>
              </table:table-cell>
              <table:table-cell office:value-type="float" office:value="10.5706308307479">
                <text:p>10.5706308307479</text:p>
                <draw:g>
                  <svg:desc>uncertainties.B2:uncertainties.B13</svg:desc>
                </draw:g>
              </table:table-cell>
              <table:table-cell office:value-type="float" office:value="10.3272367192566">
                <text:p>10.3272367192566</text:p>
                <draw:g>
                  <svg:desc>uncertainties.C2:uncertainties.C13</svg:desc>
                </draw:g>
              </table:table-cell>
              <table:table-cell office:value-type="float" office:value="0.243394111491329">
                <text:p>0.243394111491329</text:p>
                <draw:g>
                  <svg:desc>uncertainties.D2:uncertainties.D13</svg:desc>
                </draw:g>
              </table:table-cell>
              <table:table-cell office:value-type="float" office:value="1.99">
                <text:p>1.99</text:p>
                <draw:g>
                  <svg:desc>uncertainties.E2:uncertainties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062464533659">
                <text:p>14.9062464533659</text:p>
              </table:table-cell>
              <table:table-cell office:value-type="float" office:value="12.7350574518398">
                <text:p>12.7350574518398</text:p>
              </table:table-cell>
              <table:table-cell office:value-type="float" office:value="2.17118900152611">
                <text:p>2.17118900152611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.8489422858643">
                <text:p>19.8489422858643</text:p>
              </table:table-cell>
              <table:table-cell office:value-type="float" office:value="18.3032592945306">
                <text:p>18.3032592945306</text:p>
              </table:table-cell>
              <table:table-cell office:value-type="float" office:value="1.54568299133363">
                <text:p>1.545682991333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2388024768576">
                <text:p>21.2388024768576</text:p>
              </table:table-cell>
              <table:table-cell office:value-type="float" office:value="20.8533800488295">
                <text:p>20.8533800488295</text:p>
              </table:table-cell>
              <table:table-cell office:value-type="float" office:value="0.385422428028071">
                <text:p>0.385422428028071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.63781922238">
                <text:p>16.63781922238</text:p>
              </table:table-cell>
              <table:table-cell office:value-type="float" office:value="15.4466943386072">
                <text:p>15.4466943386072</text:p>
              </table:table-cell>
              <table:table-cell office:value-type="float" office:value="1.19112488377278">
                <text:p>1.19112488377278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7.1141234984845">
                <text:p>27.1141234984845</text:p>
              </table:table-cell>
              <table:table-cell office:value-type="float" office:value="24.5373966191028">
                <text:p>24.5373966191028</text:p>
              </table:table-cell>
              <table:table-cell office:value-type="float" office:value="2.57672687938171">
                <text:p>2.57672687938171</text:p>
              </table:table-cell>
              <table:table-cell office:value-type="float" office:value="5.256">
                <text:p>5.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07545381243881">
                <text:p>9.07545381243881</text:p>
              </table:table-cell>
              <table:table-cell office:value-type="float" office:value="9.02050250095214">
                <text:p>9.02050250095214</text:p>
              </table:table-cell>
              <table:table-cell office:value-type="float" office:value="0.0549513114866675">
                <text:p>0.0549513114866675</text:p>
              </table:table-cell>
              <table:table-cell office:value-type="float" office:value="4.404">
                <text:p>4.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.0842718471644">
                <text:p>47.0842718471644</text:p>
              </table:table-cell>
              <table:table-cell office:value-type="float" office:value="38.8001332046646">
                <text:p>38.8001332046646</text:p>
              </table:table-cell>
              <table:table-cell office:value-type="float" office:value="8.28413864249981">
                <text:p>8.28413864249981</text:p>
              </table:table-cell>
              <table:table-cell office:value-type="float" office:value="10.563">
                <text:p>10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.5482149848829">
                <text:p>32.5482149848829</text:p>
              </table:table-cell>
              <table:table-cell office:value-type="float" office:value="30.2730208270809">
                <text:p>30.2730208270809</text:p>
              </table:table-cell>
              <table:table-cell office:value-type="float" office:value="2.27519415780198">
                <text:p>2.2751941578019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4486757478406">
                <text:p>18.4486757478406</text:p>
              </table:table-cell>
              <table:table-cell office:value-type="float" office:value="18.1976137702192">
                <text:p>18.1976137702192</text:p>
              </table:table-cell>
              <table:table-cell office:value-type="float" office:value="0.251061977621459">
                <text:p>0.251061977621459</text:p>
              </table:table-cell>
              <table:table-cell office:value-type="float" office:value="2.647">
                <text:p>2.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9947235489716">
                <text:p>11.9947235489716</text:p>
              </table:table-cell>
              <table:table-cell office:value-type="float" office:value="11.5697987614073">
                <text:p>11.5697987614073</text:p>
              </table:table-cell>
              <table:table-cell office:value-type="float" office:value="0.42492478756432">
                <text:p>0.4249247875643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.3546156086633">
                <text:p>10.3546156086633</text:p>
              </table:table-cell>
              <table:table-cell office:value-type="float" office:value="10.2438595129766">
                <text:p>10.2438595129766</text:p>
              </table:table-cell>
              <table:table-cell office:value-type="float" office:value="0.110756095686668">
                <text:p>0.110756095686668</text:p>
              </table:table-cell>
              <table:table-cell office:value-type="float" office:value="4.098">
                <text:p>4.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